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e2c3" officeooo:paragraph-rsid="000fe2c3"/>
    </style:style>
    <style:style style:name="T1" style:family="text">
      <style:text-properties officeooo:rsid="0011a0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 analise do conteúdo apresentado nos vídeos, vejo que se eu tivesse talvez assistido eles antes de abrir minha própria empresa, não teria cometido vários erro que são apresentados. Percebo que o planejamento de todas as áreas da empresa é primordial, entender que existem setores dentro do negócio, e que eles devem ser bem definidos e planejados, até por que todos são conectados. Se o não conhece o cliente, não sabe o que vender, se não sabe o que vender, vende-se de tudo, se vende de tudo, tem estoque parado, e estoque parado é dinheiro jogado fora. Na parte da loja virtual, todos esse pontos entram como parte intrínseca. Com tudo, já em vendas online tem uma atenção a mais, que é o design <text:span text:style-name="T1">do site e as tecnologias usada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0T19:49:08.622602635</meta:creation-date>
    <meta:generator>LibreOffice/7.3.7.2$Linux_X86_64 LibreOffice_project/30$Build-2</meta:generator>
    <dc:date>2023-04-20T20:24:29.826461470</dc:date>
    <meta:editing-duration>PT2M21S</meta:editing-duration>
    <meta:editing-cycles>1</meta:editing-cycles>
    <meta:document-statistic meta:table-count="0" meta:image-count="0" meta:object-count="0" meta:page-count="1" meta:paragraph-count="1" meta:word-count="130" meta:character-count="733" meta:non-whitespace-character-count="604"/>
  </office:meta>
</office:document-meta>
</file>